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text-properties fo:font-weight="bold" officeooo:rsid="000e88cf" officeooo:paragraph-rsid="000e88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8d94f" officeooo:paragraph-rsid="0008d94f"/>
    </style:style>
    <style:style style:name="P7" style:family="paragraph" style:parent-style-name="Standard">
      <style:paragraph-properties fo:text-align="center" style:justify-single-word="false"/>
      <style:text-properties fo:font-size="44pt" fo:font-weight="bold" officeooo:rsid="000bf90b" officeooo:paragraph-rsid="000bf90b" style:font-size-asian="44pt" style:font-weight-asian="bold" style:font-size-complex="44pt" style:font-weight-complex="bold"/>
    </style:style>
    <style:style style:name="P8" style:family="paragraph" style:parent-style-name="Footer">
      <style:text-properties officeooo:rsid="0008d94f" officeooo:paragraph-rsid="0008d94f"/>
    </style:style>
    <style:style style:name="P9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10" style:family="paragraph" style:parent-style-name="Standard">
      <style:text-properties fo:font-weight="bold" officeooo:rsid="00122182" officeooo:paragraph-rsid="00122182" style:font-weight-asian="bold" style:font-weight-complex="bold"/>
    </style:style>
    <style:style style:name="P11" style:family="paragraph" style:parent-style-name="Standard">
      <style:text-properties fo:font-weight="bold" officeooo:rsid="000e88cf" officeooo:paragraph-rsid="00137f49" style:font-weight-asian="bold" style:font-weight-complex="bold"/>
    </style:style>
    <style:style style:name="T1" style:family="text">
      <style:text-properties officeooo:rsid="000e88cf"/>
    </style:style>
    <style:style style:name="T2" style:family="text">
      <style:text-properties officeooo:rsid="00122182"/>
    </style:style>
    <style:style style:name="T3" style:family="text">
      <style:text-properties officeooo:rsid="00137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<text:span text:style-name="T2">Formulaire d’a</text:span>dhésion</text:p>
      <text:p text:style-name="P2"/>
      <text:p text:style-name="P3"/>
      <text:p text:style-name="P3"/>
      <text:p text:style-name="P11">La cotisation est annuelle <text:span text:style-name="T3">et </text:span>individuelle, elle est fixée à : xx €</text:p>
      <text:p text:style-name="P4"/>
      <text:p text:style-name="P4">Année civile , année scolaire, année qui commence le jour de l’AG ?</text:p>
      <text:p text:style-name="P3"/>
      <text:p text:style-name="P3"/>
      <text:p text:style-name="P3"/>
      <text:p text:style-name="P3">Prénom et nom <text:span text:style-name="T1">de l’adhérent </text:span>:</text:p>
      <text:p text:style-name="P10"/>
      <text:p text:style-name="P10">Téléphone mobile :</text:p>
      <text:p text:style-name="P10"/>
      <text:p text:style-name="P10">Email :</text:p>
      <text:p text:style-name="P3"/>
      <text:p text:style-name="P3">Adresse :</text:p>
      <text:p text:style-name="P3"/>
      <text:p text:style-name="P10">Code postal :</text:p>
      <text:p text:style-name="P10"/>
      <text:p text:style-name="P10">Ville :</text:p>
      <text:p text:style-name="P10"/>
      <text:p text:style-name="P10"/>
      <text:p text:style-name="P10"/>
      <text:p text:style-name="P10"/>
      <text:p text:style-name="P10"/>
      <text:p text:style-name="P10">Mode de règlement : chèque à l’ordre de A3C presqu’île</text:p>
      <text:p text:style-name="P10"/>
      <text:p text:style-name="P10">Signature :</text:p>
      <text:p text:style-name="P10"/>
      <text:p text:style-name="P6">Fait à :</text:p>
      <text:p text:style-name="P6"/>
      <text:p text:style-name="P6">le :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5T19:45:15.289071891</meta:print-date>
    <dc:date>2019-05-15T19:49:19.331993995</dc:date>
    <meta:editing-duration>PT15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86" meta:character-count="458" meta:non-whitespace-character-count="389"/>
  </office:meta>
</office:document-meta>
</file>